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4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6667in"/>
    </style:style>
    <style:style style:name="rststyle-rststyle-table-1.B" style:family="table-column">
      <style:table-column-properties style:column-width="14.16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Iso yapımı</text:p>
      <text:p text:style-name="rststyle-textbody">Bu dokümanda <text:span text:style-name="rststyle-strong">debian sid</text:span> kullanarak özelleşmiş bir <text:span text:style-name="rststyle-strong">live</text:span> iso yapımı anlatılacaktır.</text:p>
      <text:p text:style-name="rststyle-textbody">Debian <text:span text:style-name="rststyle-strong">sid</text:span> yerine <text:span text:style-name="rststyle-strong">stable</text:span> kullanmak isterseniz yapmanız gereken dokümanda <text:span text:style-name="rststyle-strong">sid</text:span> yerine <text:span text:style-name="rststyle-strong">stable</text:span> yazmaktır.</text:p>
      <text:p text:style-name="rststyle-blockquote"><text:span text:style-name="rststyle-strong">Not:</text:span> Bu dokümanla ilgili soru ve önerileriniz için : https://t.me/iso_calismalari</text:p>
      <text:p text:style-name="rststyle-blockquote"><text:span text:style-name="rststyle-strong">Not: Biraz mizah içerir.</text:span> Şimdiden <text:span text:style-name="rststyle-strong">ALLAH</text:span> sabır versin :D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chroot</text:p>
          </table:table-cell>
          <table:table-cell table:style-name="rststyle-rststyle-table-1.A1" office:value-type="string">
            <text:p text:style-name="rststyle-textbody">Oluşturulacak live isonun taslağıdır. içerisine <text:span text:style-name="rststyle-strong">chroot sid-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squashfs</text:p>
          </table:table-cell>
          <table:table-cell table:style-name="rststyle-rststyle-table-1.A1" office:value-type="string">
            <text:p text:style-name="rststyle-textbody">Sıkıştırılmış haldeki kök dizin dosyasıdır. Oluşturulması donanıma bağlı olarak uzun sürmektedir. <text:span text:style-name="rststyle-strong">Debian</text:span> tabanlı dağıtımlarda <text:span text:style-name="rststyle-strong">gzip</text:span> formatında sıkıştırma önerilir.</text:p>
          </table:table-cell>
        </table:table-row>
        <table:table-row>
          <table:table-cell table:style-name="rststyle-rststyle-table-1.A1" office:value-type="string">
            <text:p text:style-name="rststyle-textbody">iso</text:p>
          </table:table-cell>
          <table:table-cell table:style-name="rststyle-rststyle-table-1.A1" office:value-type="string">
            <text:p text:style-name="rststyle-textbody">Kurulum medyası dosyasıdır. Bu dosya son üründür ve bunu yayınlayabilirsiniz.</text:p>
          </table:table-cell>
        </table:table-row>
        <table:table-row>
          <table:table-cell table:style-name="rststyle-rststyle-table-1.A1" office:value-type="string">
            <text:p text:style-name="rststyle-textbody">live</text:p>
          </table:table-cell>
          <table:table-cell table:style-name="rststyle-rststyle-table-1.A1" office:value-type="string">
            <text:p text:style-name="rststyle-textbody">Kurulum yapmadan çalışan sisteme <text:span text:style-name="rststyle-strong">live</text:span> adı verilir.</text:p>
          </table:table-cell>
        </table:table-row>
        <table:table-row>
          <table:table-cell table:style-name="rststyle-rststyle-table-1.A1" office:value-type="string">
            <text:p text:style-name="rststyle-textbody">17g</text:p>
          </table:table-cell>
          <table:table-cell table:style-name="rststyle-rststyle-table-1.A1" office:value-type="string">
            <text:p text:style-name="rststyle-textbody">Dağıtımdan bağımsız canlı sistem kurulum aracıdır.</text:p>
          </table:table-cell>
        </table:table-row>
      </table:table>
      <text:section text:name="Section1" text:style-name="Sect1">
        <text:h text:outline-level="1" text:style-name="rststyle-heading1">Hazırlık</text:h>
        <text:list text:style-name="rststyle-enumlist-arabic">
          <text:list-item>
            <text:p text:style-name="rststyle-enumitem">Gerekli paketleri kuralım.</text:p>
          </text:list-item>
        </text:list>
        <ns0:p ns0:style-name="rststyle-codeblock">☭ apt-get install debootstrap xorriso squashfs-tools mtools grub-pc-bin grub-efi</ns0:p>
        <text:list text:style-name="rststyle-enumlist-arabic">
          <text:list-item>
            <text:p text:style-name="rststyle-enumitem">Kurulum aracını derleyelim. (İsteğe bağlı)</text:p>
          </text:list-item>
        </text:list>
        <text:p text:style-name="rststyle-textbody">Öncelikle kurulum aracını deb paketi yapmak için gerekli olan paketleri kuralım:</text:p>
        <ns0:p ns0:style-name="rststyle-codeblock">☭ apt-get install devscripts</ns0:p>
        <text:p text:style-name="rststyle-textbody">Daha sonra kaynak kodu bir dizine çekip <text:span text:style-name="rststyle-strong">deb</text:span> paketi haline getirelim.</text:p>
        <ns0:p ns0:style-name="rststyle-codeblock">☭ git clone https://gitlab.com/ggggggggggggggggg/17g<ns0:line-break/>☭ cd 17g<ns0:line-break/>☭ mk-build-deps --install<ns0:line-break/>☭ debuild -us -uc -b</ns0:p>
        <text:span text:style-name="rststyle-name">
          <text:span text:style-name="rststyle-builtin">cd</text:span>
        </text:span>
        <text:p text:style-name="rststyle-textbody">Bir üst dizinde kurulum aracına ait <text:span text:style-name="rststyle-strong">deb</text:span> paketi oluşacakdır.</text:p>
      </text:section>
      <text:section text:name="Section2" text:style-name="Sect1">
        <text:h text:outline-level="1" text:style-name="rststyle-heading1">Chroot oluşturulması</text:h>
        <text:list text:style-name="rststyle-enumlist-arabic">
          <text:list-item>
            <text:p text:style-name="rststyle-enumitem"><text:span text:style-name="rststyle-strong">Debootstrap</text:span> ile debian chroot ortamı oluşturalım.</text:p>
          </text:list-item>
        </text:list>
        <ns0:p ns0:style-name="rststyle-codeblock">☭ mkdir sid-chroot<ns0:line-break/>☭ debootstrap --arch=amd64 --no-merged-usr sid sid-chroot https://deb.debian.org/debian</ns0:p>
        <text:span text:style-name="rststyle-operator">=</text:span>
        <text:p text:style-name="rststyle-textbody">Eğer debian yerine devuan kullanmak istiyorsanız depo adresi olarak <text:span text:style-name="rststyle-emphasis">https://pkgmaster.devuan.org/merged</text:span> koymalısınız.</text:p>
        <text:p text:style-name="rststyle-textbody">Eğer "Unpacking the base system..." sırasında sorun yaşıyorsanız <text:span text:style-name="rststyle-strong">chroot</text:span> dizininin sahibini <text:span text:style-name="rststyle-strong">root</text:span> olarak değiştirip tekrar denemenizi öneriririz.</text:p>
        <ns0:p ns0:style-name="rststyle-codeblock">☭ chown root sid-chroot</ns0:p>
        <text:list text:style-name="rststyle-enumlist-arabic">
          <text:list-item>
            <text:p text:style-name="rststyle-enumitem">Eğer apt ile ilgili <text:span text:style-name="rststyle-strong">sandbox</text:span> hatası alırsanız aşağıdaki komutu kullanın.</text:p>
          </text:list-item>
        </text:list>
        <ns0:p ns0:style-name="rststyle-codeblock">☭ echo "APT::Sandbox::User root;" &gt; sid-chroot/etc/apt/apt.conf.d/99sandboxroot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APT::Sandbox::User root;"</text:span>
          </text:span>
        </text:span>
        <text:p text:style-name="rststyle-textbody">Eğer sıfırdan debootstrap kullanarak chroot oluşturmak yerine mevcut bir debian tabanlı isoyu açmak istiyorsak aşağıdaki adımları uygulayın.</text:p>
        <text:list text:style-name="rststyle-enumlist-arabic">
          <text:list-item>
            <text:p text:style-name="rststyle-enumitem">Iso dosyamızı bir dizine bağlayalım.</text:p>
          </text:list-item>
        </text:list>
        <ns0:p ns0:style-name="rststyle-codeblock">☭ mount -o loop debian-live-orijinal.iso /mnt</ns0:p>
        <text:list text:style-name="rststyle-enumlist-arabic">
          <text:list-item>
            <text:p text:style-name="rststyle-enumitem">Iso içerisindeki <text:span text:style-name="rststyle-strong">live/filesystem.squashfs</text:span> dosyasını açalım. ve adını <text:span text:style-name="rststyle-strong">sid-chroot</text:span> olarak değiştirelim.</text:p>
          </text:list-item>
        </text:list>
        <ns0:p ns0:style-name="rststyle-codeblock">☭ unsquashfs /mnt/live/filesystem.squashfs<ns0:line-break/>☭ mv squashfs-root sid-chroot</ns0:p>
        <text:list text:style-name="rststyle-enumlist-arabic">
          <text:list-item>
            <text:p text:style-name="rststyle-enumitem">Iso dosyamızın bağını sökelim.</text:p>
          </text:list-item>
        </text:list>
        <ns0:p ns0:style-name="rststyle-codeblock">☭ umount -f /mnt</ns0:p>
      </text:section>
      <text:section text:name="Section3" text:style-name="Sect1">
        <text:h text:outline-level="1" text:style-name="rststyle-heading1">Chroot içine girmek için ön hazırlık</text:h>
        <text:list text:style-name="rststyle-enumlist-arabic">
          <text:list-item>
            <text:p text:style-name="rststyle-enumitem"><text:span text:style-name="rststyle-strong">dev sys proc run</text:span> bind bağlayalım. Bu işlem her chroot ile <text:span text:style-name="rststyle-strong">sid-chroot</text:span> içerisine girileceğinde yapılmalıdır. <text:span text:style-name="rststyle-strong">sid-chroot</text:span> içerisinden çıkıldığında ise  bind bağının sökülmesi gerekmektedir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keyword">in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</text:section>
      <text:section text:name="Section4" text:style-name="Sect1">
        <text:h text:outline-level="1" text:style-name="rststyle-heading1">Gerekli paketlerin kurulması</text:h>
        <text:p text:style-name="rststyle-textbody">Mevcut bir iso dosyasını düzenleyenler Bu aşamayı atlayabilirler.</text:p>
        <text:list text:style-name="rststyle-enumlist-arabic">
          <text:list-item>
            <text:p text:style-name="rststyle-enumitem">Chroot komutu ile oluşan <text:span text:style-name="rststyle-strong">chroot</text:span> içerisine girelim. ve ardından <text:span text:style-name="rststyle-strong">sources.list</text:span> dosyasını düzenleyelim. Bu noktadan sonra chroot içerisinden devam edeceğiz.</text:p>
          </text:list-item>
        </text:list>
        <ns0:p ns0:style-name="rststyle-codeblock">☭ chroot sid-chroot /bin/bash<ns0:line-break/>☭ echo 'deb https://deb.debian.org/debian sid main contrib non-free' &gt; /etc/apt/sources.list<ns0:line-break/>☭ apt-get update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deb https://deb.debian.org/debian sid main contrib non-free'</text:span>
          </text:span>
        </text:span>
        <text:list text:style-name="rststyle-enumlist-arabic">
          <text:list-item>
            <text:p text:style-name="rststyle-enumitem">Kernel kuralım.</text:p>
          </text:list-item>
        </text:list>
        <ns0:p ns0:style-name="rststyle-codeblock">☭ apt-get install linux-headers-amd64 linux-image-amd64</ns0:p>
        <text:p text:style-name="rststyle-textbody">Kernel olarak depodaki kernel yerine liquorix kernelini de kurabilirsiniz. (isteğe bağlı)</text:p>
        <ns0:p ns0:style-name="rststyle-codeblock">☭ bash &lt;(https://liquorix.net/add-liquorix-repo.sh)<ns0:line-break/>☭ apt-get install linux-image-liquorix-amd64 linux-headers-liquorix-amd64</ns0:p>
        <text:span text:style-name="rststyle-operator">(</text:span>
        <text:span text:style-name="rststyle-operator">)</text:span>
        <text:list text:style-name="rststyle-enumlist-arabic">
          <text:list-item>
            <text:p text:style-name="rststyle-enumitem">Grub kuralım.</text:p>
          </text:list-item>
        </text:list>
        <ns0:p ns0:style-name="rststyle-codeblock">☭ apt-get install grub-pc-bin grub-efi-ia32-bin grub-efi</ns0:p>
        <text:list text:style-name="rststyle-enumlist-arabic">
          <text:list-item>
            <text:p text:style-name="rststyle-enumitem">Live açılış için gereken paketleri kuralım.</text:p>
          </text:list-item>
        </text:list>
        <ns0:p ns0:style-name="rststyle-codeblock">☭ apt-get install live-config live-boot</ns0:p>
      </text:section>
      <text:section text:name="Section5" text:style-name="Sect1">
        <text:h text:outline-level="1" text:style-name="rststyle-heading1">Özelleştirme</text:h>
        <text:list text:style-name="rststyle-enumlist-arabic">
          <text:list-item>
            <text:p text:style-name="rststyle-enumitem">Dağıtım adını değiştirmek için <text:span text:style-name="rststyle-strong">/etc/os-release</text:span> ve <text:span text:style-name="rststyle-strong">/etc/lsb-release</text:span> dosyalarını düzenleyebilirsiniz.</text:p>
          </text:list-item>
        </text:list>
        <text:list text:style-name="rststyle-bulletlist">
          <text:list-item>
            <text:p text:style-name="rststyle-bulletitem">/etc/os-release</text:p>
          </text:list-item>
        </text:list>
        <ns0:p ns0:style-name="rststyle-codeblock">PRETTY_NAME="Custom debian (sid)"<ns0:line-break/>NAME="CUSTOM"<ns0:line-break/>VERSION_ID="1"<ns0:line-break/>VERSION="1 (sid)"<ns0:line-break/>ID=customdebian<ns0:line-break/>ID_LIKE=debian<ns0:line-break/>HOME_URL="https://www.example.com/"<ns0:line-break/>SUPPORT_URL="https://forums.example.com/"<ns0:line-break/>BUG_REPORT_URL="https://example.com/issues/"<ns0:line-break/>PRIVACY_POLICY_URL="https://www.example.com/privacy/"<ns0:line-break/>VERSION_CODENAME=custom<ns0:line-break/>DEBIAN_CODENAME=sid</ns0:p>
        <text:span text:style-name="rststyle-name">
          <text:span text:style-name="rststyle-variable">PRETTY_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(sid)"</text:span>
          </text:span>
        </text:span>
        <text:span text:style-name="rststyle-name">
          <text:span text:style-name="rststyle-variable">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"</text:span>
          </text:span>
        </text:span>
        <text:span text:style-name="rststyle-name">
          <text:span text:style-name="rststyle-variable">VERSION_ID</text:span>
        </text:span>
        <text:span text:style-name="rststyle-operator">=</text:span>
        <text:span text:style-name="rststyle-literal">
          <text:span text:style-name="rststyle-string">
            <text:span text:style-name="rststyle-double">"1"</text:span>
          </text:span>
        </text:span>
        <text:span text:style-name="rststyle-name">
          <text:span text:style-name="rststyle-variable">VERSION</text:span>
        </text:span>
        <text:span text:style-name="rststyle-operator">=</text:span>
        <text:span text:style-name="rststyle-literal">
          <text:span text:style-name="rststyle-string">
            <text:span text:style-name="rststyle-double">"1 (sid)"</text:span>
          </text:span>
        </text:span>
        <text:span text:style-name="rststyle-name">
          <text:span text:style-name="rststyle-variable">ID</text:span>
        </text:span>
        <text:span text:style-name="rststyle-operator">=</text:span>
        <text:span text:style-name="rststyle-name">
          <text:span text:style-name="rststyle-variable">ID_LIKE</text:span>
        </text:span>
        <text:span text:style-name="rststyle-operator">=</text:span>
        <text:span text:style-name="rststyle-name">
          <text:span text:style-name="rststyle-variable">HOME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"</text:span>
          </text:span>
        </text:span>
        <text:span text:style-name="rststyle-name">
          <text:span text:style-name="rststyle-variable">SUP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forums.example.com/"</text:span>
          </text:span>
        </text:span>
        <text:span text:style-name="rststyle-name">
          <text:span text:style-name="rststyle-variable">BUG_RE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example.com/issues/"</text:span>
          </text:span>
        </text:span>
        <text:span text:style-name="rststyle-name">
          <text:span text:style-name="rststyle-variable">PRIVACY_POLICY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privacy/"</text:span>
          </text:span>
        </text:span>
        <text:span text:style-name="rststyle-name">
          <text:span text:style-name="rststyle-variable">VERSION_CODENAME</text:span>
        </text:span>
        <text:span text:style-name="rststyle-operator">=</text:span>
        <text:span text:style-name="rststyle-name">
          <text:span text:style-name="rststyle-variable">DEBIAN_CODENAME</text:span>
        </text:span>
        <text:span text:style-name="rststyle-operator">=</text:span>
        <text:list text:style-name="rststyle-bulletlist">
          <text:list-item>
            <text:p text:style-name="rststyle-bulletitem">/etc/lsb-release</text:p>
          </text:list-item>
        </text:list>
        <ns0:p ns0:style-name="rststyle-codeblock">DISTRIB_ID=CustomDebian<ns0:line-break/>DISTRIB_RELEASE=1<ns0:line-break/>DISTRIB_CODENAME=sid<ns0:line-break/>DISTRIB_DESCRIPTION="Custom Debian sid"</ns0:p>
        <text:span text:style-name="rststyle-name">
          <text:span text:style-name="rststyle-variable">DISTRIB_ID</text:span>
        </text:span>
        <text:span text:style-name="rststyle-operator">=</text:span>
        <text:span text:style-name="rststyle-name">
          <text:span text:style-name="rststyle-variable">DISTRIB_RELEASE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name">
          <text:span text:style-name="rststyle-variable">DISTRIB_CODENAME</text:span>
        </text:span>
        <text:span text:style-name="rststyle-operator">=</text:span>
        <text:span text:style-name="rststyle-name">
          <text:span text:style-name="rststyle-variable">DISTRIB_DESCRIPTION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sid"</text:span>
          </text:span>
        </text:span>
        <text:list text:style-name="rststyle-enumlist-arabic">
          <text:list-item>
            <text:p text:style-name="rststyle-enumitem">Masaüstü ortamı kurabiliriz.</text:p>
          </text:list-item>
        </text:list>
        <ns0:p ns0:style-name="rststyle-codeblock">☭ apt-get install xorg xinit<ns0:line-break/>☭ apt-get install lightdm # giriş ekranı olarak lightdm yerine istediğinizi kurabilirsiniz.</ns0:p>
        <text:span text:style-name="rststyle-comment">
          <text:span text:style-name="rststyle-single"># giriş ekranı olarak lightdm yerine istediğinizi kurabilirsiniz.</text:span>
        </text:span>
        <table:table table:name="rststyle-rststyle-table-2" table:style-name="rststyle-rststyle-table-2">
          <table:table-column table:style-name="rststyle-rststyle-table-2.A"/>
          <table:table-column table:style-name="rststyle-rststyle-table-2.B"/>
          <table:table-header-rows>
            <table:table-row>
              <table:table-cell table:style-name="rststyle-rststyle-table-2.A1" office:value-type="string">
                <text:p text:style-name="Table_20_Heading">Masaüstü</text:p>
              </table:table-cell>
              <table:table-cell table:style-name="rststyle-rststyle-table-2.A1" office:value-type="string">
                <text:p text:style-name="Table_20_Heading">Komut</text:p>
              </table:table-cell>
            </table:table-row>
          </table:table-header-rows>
          <table:table-row>
            <table:table-cell table:style-name="rststyle-rststyle-table-2.A1" office:value-type="string">
              <text:p text:style-name="rststyle-textbody">xfce</text:p>
            </table:table-cell>
            <table:table-cell table:style-name="rststyle-rststyle-table-2.A1" office:value-type="string">
              <text:p text:style-name="rststyle-textbody">apt-get install xfce4</text:p>
            </table:table-cell>
          </table:table-row>
          <table:table-row>
            <table:table-cell table:style-name="rststyle-rststyle-table-2.A1" office:value-type="string">
              <text:p text:style-name="rststyle-textbody">lxde</text:p>
            </table:table-cell>
            <table:table-cell table:style-name="rststyle-rststyle-table-2.A1" office:value-type="string">
              <text:p text:style-name="rststyle-textbody">apt-get install lxde</text:p>
            </table:table-cell>
          </table:table-row>
          <table:table-row>
            <table:table-cell table:style-name="rststyle-rststyle-table-2.A1" office:value-type="string">
              <text:p text:style-name="rststyle-textbody">cinnamon</text:p>
            </table:table-cell>
            <table:table-cell table:style-name="rststyle-rststyle-table-2.A1" office:value-type="string">
              <text:p text:style-name="rststyle-textbody">apt-get install cinnamon</text:p>
            </table:table-cell>
          </table:table-row>
          <table:table-row>
            <table:table-cell table:style-name="rststyle-rststyle-table-2.A1" office:value-type="string">
              <text:p text:style-name="rststyle-textbody">plasma</text:p>
            </table:table-cell>
            <table:table-cell table:style-name="rststyle-rststyle-table-2.A1" office:value-type="string">
              <text:p text:style-name="rststyle-textbody">apt-get install kde-standard</text:p>
            </table:table-cell>
          </table:table-row>
          <table:table-row>
            <table:table-cell table:style-name="rststyle-rststyle-table-2.A1" office:value-type="string">
              <text:p text:style-name="rststyle-textbody">gnome</text:p>
            </table:table-cell>
            <table:table-cell table:style-name="rststyle-rststyle-table-2.A1" office:value-type="string">
              <text:p text:style-name="rststyle-textbody">apt-get install gnome-core</text:p>
            </table:table-cell>
          </table:table-row>
          <table:table-row>
            <table:table-cell table:style-name="rststyle-rststyle-table-2.A1" office:value-type="string">
              <text:p text:style-name="rststyle-textbody">mate</text:p>
            </table:table-cell>
            <table:table-cell table:style-name="rststyle-rststyle-table-2.A1" office:value-type="string">
              <text:p text:style-name="rststyle-textbody">apt-get install mate-desktop-environment-core</text:p>
            </table:table-cell>
          </table:table-row>
          <table:table-row>
            <table:table-cell table:style-name="rststyle-rststyle-table-2.A1" office:value-type="string">
              <text:p text:style-name="rststyle-textbody">budgie</text:p>
            </table:table-cell>
            <table:table-cell table:style-name="rststyle-rststyle-table-2.A1" office:value-type="string">
              <text:p text:style-name="rststyle-textbody">apt-get install budgie-desktop</text:p>
            </table:table-cell>
          </table:table-row>
        </table:table>
        <text:p text:style-name="rststyle-blockquote"><text:span text:style-name="rststyle-strong">Not:</text:span> xfce, lxde, mate gibi bazı masaüstülerindeki ağ bağlantısı aracı için <text:span text:style-name="rststyle-strong">network-manager-gnome</text:span> paketini kurmalısınız.</text:p>
        <text:p text:style-name="rststyle-textbody">Bu aşamada kurulu gelmesini istediğiniz başka paketler varsa onları da kurabilirsiniz.</text:p>
        <text:list text:style-name="rststyle-enumlist-arabic">
          <text:list-item>
            <text:p text:style-name="rststyle-enumitem">Sürücüleri ekleyebiliz.</text:p>
          </text:list-item>
        </text:list>
        <ns0:p ns0:style-name="rststyle-codeblock">☭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list text:style-name="rststyle-enumlist-arabic">
          <text:list-item>
            <text:p text:style-name="rststyle-enumitem">Varsayılan kullanıcı ayarları yapmak için kullanıcı ev dizinine gelmesini istediğiniz dosyaları <text:span text:style-name="rststyle-strong">/etc/skel</text:span> içerisine uygun hiyerarşiye göre dizmelisiniz.</text:p>
          </text:list-item>
          <text:list-item>
            <text:p text:style-name="rststyle-enumitem">Daha önceden paketlemiş olduğumuz kurulum aracını kurabiliriz. Oluşturduğumuz <text:span text:style-name="rststyle-strong">deb</text:span> dosyasını chroot içindeki <text:span text:style-name="rststyle-strong">/tmp</text:span> dizinine kopyalayalım.</text:p>
          </text:list-item>
        </text:list>
        <ns0:p ns0:style-name="rststyle-codeblock">☭ dpkg -i /tmp/17g-installer.deb # dosya adını uygun şekilde yazınız.<ns0:line-break/>☭ apt-get install -f # eksik bağımlılıkları tamamlaması için.</ns0:p>
        <text:span text:style-name="rststyle-comment">
          <text:span text:style-name="rststyle-single"># dosya adını uygun şekilde yazınız.
</text:span>
        </text:span>
        <text:span text:style-name="rststyle-comment">
          <text:span text:style-name="rststyle-single"># eksik bağımlılıkları tamamlaması için.</text:span>
        </text:span>
      </text:section>
      <text:section text:name="Section6" text:style-name="Sect1">
        <text:h text:outline-level="1" text:style-name="rststyle-heading1">Paketleme öncesi</text:h>
        <text:list text:style-name="rststyle-enumlist-arabic">
          <text:list-item>
            <text:p text:style-name="rststyle-enumitem">Öncelikle chroot içerisinden çıkalım. İşlemin bundan sonraki aşaması chrootun dışarısında gerçekleşecektir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</text:section>
      <text:section text:name="Section7" text:style-name="Sect1">
        <text:h text:outline-level="1" text:style-name="rststyle-heading1">Temizlik</text:h>
        <text:p text:style-name="rststyle-textbody">Squashfs yapmadan önce chroot içerisinde temizlik yapmak gerekebilir. Zorunlu değildir fakat yaptığınız zaman squashfs ve iso boyutunu küçültmektedir.</text:p>
        <ns0:p ns0:style-name="rststyle-codeblock">☭ chroot sid-chroot apt-get autoremove # boşta kalan paketleri temizler<ns0:line-break/>☭ chroot sid-chroot apt-get clean # apt önbelleğini temizler<ns0:line-break/>☭ rm -f sid-chroot/root/.bash_history # iso yaparken oluşturduğunuz historyleri temizler<ns0:line-break/>☭ rm -rf sid-chroot/var/lib/apt/lists/* # index dosyalarını temizler<ns0:line-break/>☭ find sid-chroot/var/log/ -type f | xargs rm -f # logları siler</ns0:p>
        <text:span text:style-name="rststyle-comment">
          <text:span text:style-name="rststyle-single"># boşta kalan paketleri temizler
</text:span>
        </text:span>
        <text:span text:style-name="rststyle-comment">
          <text:span text:style-name="rststyle-single"># apt önbelleğini temizler
</text:span>
        </text:span>
        <text:span text:style-name="rststyle-comment">
          <text:span text:style-name="rststyle-single"># iso yaparken oluşturduğunuz historyleri temizler
</text:span>
        </text:span>
        <text:span text:style-name="rststyle-comment">
          <text:span text:style-name="rststyle-single"># index dosyalarını temizler
</text:span>
        </text:span>
        <text:span text:style-name="rststyle-punctuation">|</text:span>
        <text:span text:style-name="rststyle-comment">
          <text:span text:style-name="rststyle-single"># logları siler</text:span>
        </text:span>
      </text:section>
      <text:section text:name="Section8" text:style-name="Sect1">
        <text:h text:outline-level="1" text:style-name="rststyle-heading1">Paketleme aşaması</text:h>
        <text:list text:style-name="rststyle-enumlist-arabic">
          <text:list-item>
            <text:p text:style-name="rststyle-enumitem">Iso taslağı dizini açalım ve <text:span text:style-name="rststyle-strong">squashfs</text:span> imajı alalım. aldığımız imajı daha sonra iso taslağı içinde <text:span text:style-name="rststyle-strong">live</text:span> adında bir dizin açarak içine atalım.</text:p>
          </text:list-item>
        </text:list>
        <text:p text:style-name="rststyle-blockquote"><text:span text:style-name="rststyle-strong">Not:</text:span> <text:span text:style-name="rststyle-emphasis">-comp</text:span> parametresinden sonra <text:span text:style-name="rststyle-emphasis">xz</text:span> veya <text:span text:style-name="rststyle-emphasis">gzip</text:span> kullanabiliriz. <text:span text:style-name="rststyle-emphasis">xz</text:span> kullanırsak daha yüksek oranda sıkıştırır fakat kurulum daha uzun sürer. <text:span text:style-name="rststyle-emphasis">gzip</text:span> kullanırsak iso boyutu daha büyük olur fakat daha hızlı kurar.
Debianda varsayılan sıkıştırma formatı <text:span text:style-name="rststyle-emphasis">xz</text:span> olmasına ramen ben sizlere <text:span text:style-name="rststyle-emphasis">gzip</text:span> kullanmanızı öneririm.</text:p>
        <text:p text:style-name="rststyle-textbody"><text:span text:style-name="rststyle-strong">Not:</text:span> Ubuntu tabanında <text:span text:style-name="rststyle-strong">live</text:span> dizini yerine <text:span text:style-name="rststyle-strong">casper</text:span> dizini blunmaktadır.</text:p>
        <ns0:p ns0:style-name="rststyle-codeblock">☭ mkdir isowork<ns0:line-break/>☭ mksquashfs sid-chroot filesystem.squashfs -comp gzip -wildcards<ns0:line-break/>☭ mkdir -p isowork/live<ns0:line-break/>☭ mv filesystem.squashfs isowork/live/filesystem.squashfs</ns0:p>
        <text:list text:style-name="rststyle-enumlist-arabic">
          <text:list-item>
            <text:p text:style-name="rststyle-enumitem">Ardından <text:span text:style-name="rststyle-strong">vmlinuz</text:span> ve <text:span text:style-name="rststyle-strong">initrd</text:span> dosyalarını isowork/live içerisine atalım.</text:p>
          </text:list-item>
        </text:list>
        <ns0:p ns0:style-name="rststyle-codeblock">☭ ls sid-chroot/boot/ # dosyalarımızın adını öğrenmek için<ns0:line-break/><ns0:s ns0:c="4"/>config-5.7.0-1-amd64 <ns0:s ns0:c="1"/>grub <ns0:s ns0:c="1"/>initrd.img-5.7.0-1-amd64 <ns0:s ns0:c="1"/>System.map-5.7.0-1-amd64 <ns0:s ns0:c="1"/>vmlinuz-5.7.0-1-amd64<ns0:line-break/>☭ cp -pf sid-chroot/boot/initrd.img-5.7.0-1-amd64 isowork/live/initrd.img<ns0:line-break/>☭ cp -pf sid-chroot/boot/vmlinuz-5.7.0-1-amd64 isowork/live/vmlinuz</ns0:p>
        <text:span text:style-name="rststyle-comment">
          <text:span text:style-name="rststyle-single"># dosyalarımızın adını öğrenmek için
</text:span>
        </text:span>
        <text:list text:style-name="rststyle-enumlist-arabic">
          <text:list-item>
            <text:p text:style-name="rststyle-enumitem"><text:span text:style-name="rststyle-strong">grub.cfg</text:span> dosyası oluşturalım.</text:p>
          </text:list-item>
        </text:list>
        <ns0:p ns0:style-name="rststyle-codeblock">☭ mkdir -p isowork/boot/grub/<ns0:line-break/>☭ echo 'menuentry "Start Debian 64-bit" --class debian {' &gt; isowork/boot/grub/grub.cfg<ns0:line-break/>☭ echo ' <ns0:s ns0:c="3"/>linux /live/vmlinuz boot=live live-config live-media-path=/live --' &gt;&gt; isowork/boot/grub/grub.cfg<ns0:line-break/>☭ echo ' <ns0:s ns0:c="3"/>initrd /live/initrd.img' &gt;&gt; isowork/boot/grub/grub.cfg<ns0:line-break/>☭ echo '}' &gt;&gt; isowork/boot/grub/grub.cfg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menuentry "Start Debian 64-bit" --class debian {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linux /live/vmlinuz boot=live live-config live-media-path=/live --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initrd /live/initrd.img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}'</text:span>
          </text:span>
        </text:span>
        <text:list text:style-name="rststyle-enumlist-arabic">
          <text:list-item>
            <text:p text:style-name="rststyle-enumitem">Herşey tamamlandıktan sonra dizin yapısı şu şekilde olmalıdır. Ayrıca iso <text:span text:style-name="rststyle-strong">isowork</text:span> dizini içerisine istediğiniz dosyaları ekleyebilirsiniz.</text:p>
          </text:list-item>
        </text:list>
        <ns0:p ns0:style-name="rststyle-codeblock">☭ tree isowork<ns0:line-break/><ns0:s ns0:c="4"/>isowork/<ns0:line-break/><ns0:s ns0:c="4"/>├── boot<ns0:line-break/><ns0:s ns0:c="4"/>│ <ns0:s ns0:c="2"/>└── grub<ns0:line-break/><ns0:s ns0:c="4"/>│ <ns0:s ns0:c="6"/>└── grub.cfg<ns0:line-break/><ns0:s ns0:c="4"/>└── live<ns0:line-break/><ns0:s ns0:c="8"/>├── filesystem.squashfs<ns0:line-break/><ns0:s ns0:c="8"/>├── initrd.img<ns0:line-break/><ns0:s ns0:c="8"/>└── vmlinuz</ns0:p>
        <text:list text:style-name="rststyle-enumlist-arabic">
          <text:list-item>
            <text:p text:style-name="rststyle-enumitem">Iso dosyası üretelim.</text:p>
          </text:list-item>
        </text:list>
        <ns0:p ns0:style-name="rststyle-codeblock">☭ grub-mkrescue isowork -o debian-live.iso</ns0:p>
      </text:section>
      <text:section text:name="Section9" text:style-name="Sect1">
        <text:h text:outline-level="1" text:style-name="rststyle-heading1">Iso üzerinde düzenleme yapma</text:h>
        <text:p text:style-name="rststyle-textbody">Eğer paketlediğimiz isoda bir şeyleri eksik yaptığımızı düşünüyorsak veya birkaç ekleme daha yapmak istiyorsak Sırası ile şunları yapmalıyız.</text:p>
        <text:list text:style-name="rststyle-enumlist-arabic">
          <text:list-item>
            <text:p text:style-name="rststyle-enumitem"><text:span text:style-name="rststyle-strong">sid-chroot</text:span> dizinine tekrar bind bağı atalım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keyword">in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  <text:list text:style-name="rststyle-enumlist-arabic">
          <text:list-item>
            <text:p text:style-name="rststyle-enumitem"><text:span text:style-name="rststyle-strong">sid-chroot</text:span> içine tekrar girelim.</text:p>
          </text:list-item>
        </text:list>
        <ns0:p ns0:style-name="rststyle-codeblock">☭ chroot sid-chroot /bin/bash</ns0:p>
        <text:list text:style-name="rststyle-enumlist-arabic">
          <text:list-item>
            <text:p text:style-name="rststyle-enumitem">Düzenlemek istediğimiz yapalım. Ve ardından chroot içinden çıkalım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  <text:list text:style-name="rststyle-enumlist-arabic">
          <text:list-item>
            <text:p text:style-name="rststyle-enumitem">Tekrar <text:span text:style-name="rststyle-strong">squashfs</text:span> dosyası üretelim ve güncelleyelim.</text:p>
          </text:list-item>
        </text:list>
        <ns0:p ns0:style-name="rststyle-codeblock">☭ mksquashfs sid-chroot filesystem.squashfs -comp gzip -wildcards<ns0:line-break/>☭ rm -f isowork/live/filesystem.squashfs<ns0:line-break/>☭ mv filesystem.squashfs isowork/live/filesystem.squashfs</ns0:p>
        <text:list text:style-name="rststyle-enumlist-arabic">
          <text:list-item>
            <text:p text:style-name="rststyle-enumitem">Eğer kernelle ilgili bir değişiklik yaptıysak <text:span text:style-name="rststyle-strong">isowork</text:span> içerisindeki live dizininde bulunan dosyaları güncelleyelim.</text:p>
          </text:list-item>
        </text:list>
        <ns0:p ns0:style-name="rststyle-codeblock">☭ rm -f isowork/live/initrd.img isowork/live/vmlinuz<ns0:line-break/>☭ cp -pf sid-chroot/boot/initrd.img-5.7.0-1-amd64 isowork/live/initrd.img<ns0:line-break/>☭ cp -pf sid-chroot/boot/vmlinuz-5.7.0-1-amd64 isowork/live/vmlinuz</ns0:p>
        <text:list text:style-name="rststyle-enumlist-arabic">
          <text:list-item>
            <text:p text:style-name="rststyle-enumitem">Yeni iso dosyasını üretelim.</text:p>
          </text:list-item>
        </text:list>
        <ns0:p ns0:style-name="rststyle-codeblock">☭ mv debian-live.iso debian-live-eski.iso<ns0:line-break/>☭ grub-mkrescue isowork -o debian-live.iso</ns0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9-05T21:52:37</meta:creation-date>
    <dc:creator>sulin</dc:creator>
    <dc:date>2021-09-05T21:52:37</dc:date>
    <dc:language>en-US</dc:language>
    <meta:editing-cycles>1</meta:editing-cycles>
    <meta:editing-duration>PT00M01S</meta:editing-duration>
    <dc:title>Iso yapımı</dc:title>
  </office:meta>
</office:document-meta>
</file>